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P6" style:parent-style-name="Lijstalinea" style:list-style-name="LFO1" style:family="paragraph"/>
    <style:style style:name="P7" style:parent-style-name="Standaard" style:family="paragraph">
      <style:paragraph-properties fo:margin-left="0.25in">
        <style:tab-stops/>
      </style:paragraph-properties>
    </style:style>
  </office:automatic-styles>
  <office:body>
    <office:text text:use-soft-page-breaks="true">
      <text:p text:style-name="P1">Wanneer heb je geld nodig?</text:p>
      <text:p text:style-name="Standaard">Studielening &gt; Extra uitgaven creëren schuld</text:p>
      <text:p text:style-name="Standaard"><text:s/>Studieschuld &gt; Op de lange termijn verhoogt deze investering je menselijk kapitaal<text:s/></text:p>
      <text:p text:style-name="Standaard">Menselijk kapitaal &gt; Hierdoor vergroot je je kans op een hoger inkomen op de langer termijn</text:p>
      <text:p text:style-name="Standaard">Verdiencapaciteit.</text:p>
      <text:p text:style-name="Standaard"/>
      <text:list text:style-name="LFO1" text:continue-numbering="true">
        <text:list-item>
          <text:p text:style-name="P2">Ruilen over de tijd algemeen beschreven:</text:p>
        </text:list-item>
        <text:list-item>
          <text:p text:style-name="P3">Door te lenen of te sparen kan inkomen en koopkracht verschuiven tussen heden en toekomst. Gezinnen doen dat wanneer ze bijvoorbeeld een huis kopen of sparen voor hun pensioen. Inflatie tast de koopkracht van geld aan, waardoor sparen minder aantrekkelijk wordt.</text:p>
        </text:list-item>
        <text:list-item>
          <text:p text:style-name="P4">De prijs die deze ruil bepaalt is dus de rente, want de rente is van invloed op het spaargedrag en het leengedrag.</text:p>
        </text:list-item>
      </text:list>
      <text:p text:style-name="Standaard">Ruilen over de tijd kan op twee manieren:</text:p>
      <text:list text:style-name="LFO1" text:continue-numbering="true">
        <text:list-item>
          <text:p text:style-name="P5">Sparen (pensioen): je stelt je consumptie uit.</text:p>
        </text:list-item>
        <text:list-item>
          <text:p text:style-name="P6">Lenen: je vervroegt je consumptie.</text:p>
        </text:list-item>
      </text:list>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11-20T12:39:00Z</meta:creation-date>
    <dc:date>2020-11-20T13:40:00Z</dc:date>
    <meta:template xlink:href="Normal" xlink:type="simple"/>
    <meta:editing-cycles>1</meta:editing-cycles>
    <meta:editing-duration>PT3660S</meta:editing-duration>
    <meta:document-statistic meta:page-count="1" meta:paragraph-count="1" meta:word-count="125" meta:character-count="812" meta:row-count="5" meta:non-whitespace-character-count="688"/>
  </office:meta>
</office:document-meta>
</file>